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4" svg:stroke-width="0.019cm" svg:stroke-color="#000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35" svg:stroke-width="0.019cm" svg:stroke-color="#000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36" svg:stroke-width="0.019cm" svg:stroke-color="#000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37" svg:stroke-width="0cm" svg:stroke-color="#00008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561" svg:stroke-width="0cm" svg:stroke-color="#00008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562" svg:stroke-width="0cm" svg:stroke-color="#00008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103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563" svg:stroke-width="0.019cm" svg:stroke-color="#000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564" svg:stroke-width="0.019cm" svg:stroke-color="#000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42" svg:stroke-width="0.019cm" svg:stroke-color="#000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43" svg:stroke-width="0.019cm" svg:stroke-color="#000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44" svg:stroke-width="0.019cm" svg:stroke-color="#000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45" svg:stroke-width="0cm" svg:stroke-color="#00008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5cm" fo:padding-top="0cm" fo:padding-bottom="0cm" fo:padding-left="0cm" fo:padding-right="0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46" svg:stroke-width="0.019cm" svg:stroke-color="#000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4" style:family="graphic" style:parent-style-name="standard">
      <style:graphic-properties draw:stroke="none" draw:stroke-dash="Dashed_20__28_var_29__20_47" svg:stroke-width="0cm" svg:stroke-color="#00008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103cm" fo:padding-top="0cm" fo:padding-bottom="0cm" fo:padding-left="0cm" fo:padding-right="0cm" draw:shadow="hidden" draw:shadow-offset-x="0.3cm" draw:shadow-offset-y="0.3cm" draw:shadow-color="#808080"/>
    </style:style>
    <style:style style:name="gr15" style:family="graphic" style:parent-style-name="standard">
      <style:graphic-properties draw:stroke="none" draw:stroke-dash="Dashed_20__28_var_29__20_48" svg:stroke-width="0cm" svg:stroke-color="#00008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4cm" fo:padding-top="0cm" fo:padding-bottom="0cm" fo:padding-left="0cm" fo:padding-right="0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565" svg:stroke-width="0.019cm" svg:stroke-color="#000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566" svg:stroke-width="0.019cm" svg:stroke-color="#000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567" svg:stroke-width="0.019cm" svg:stroke-color="#000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568" svg:stroke-width="0.019cm" svg:stroke-color="#000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0" style:family="graphic" style:parent-style-name="standard">
      <style:graphic-properties draw:stroke="none" draw:stroke-dash="Dashed_20__28_var_29__20_53" svg:stroke-width="0cm" svg:stroke-color="#00008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479cm" fo:min-width="0.331cm" fo:padding-top="0cm" fo:padding-bottom="0cm" fo:padding-left="0cm" fo:padding-right="0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54" svg:stroke-width="0.019cm" svg:stroke-color="#000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2" style:family="graphic" style:parent-style-name="standard">
      <style:graphic-properties draw:stroke="none" draw:stroke-dash="Dashed_20__28_var_29__20_55" svg:stroke-width="0cm" svg:stroke-color="#00008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479cm" fo:min-width="0.331cm" fo:padding-top="0cm" fo:padding-bottom="0cm" fo:padding-left="0cm" fo:padding-right="0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56" svg:stroke-width="0.019cm" svg:stroke-color="#000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57" svg:stroke-width="0.019cm" svg:stroke-color="#000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5" style:family="graphic" style:parent-style-name="standard">
      <style:graphic-properties draw:stroke="none" draw:stroke-dash="Dashed_20__28_var_29__20_58" svg:stroke-width="0cm" svg:stroke-color="#00008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479cm" fo:min-width="0.331cm" fo:padding-top="0cm" fo:padding-bottom="0cm" fo:padding-left="0cm" fo:padding-right="0cm" draw:shadow="hidden" draw:shadow-offset-x="0.3cm" draw:shadow-offset-y="0.3cm" draw:shadow-color="#808080"/>
    </style:style>
    <style:style style:name="gr26" style:family="graphic" style:parent-style-name="standard">
      <style:graphic-properties draw:stroke="none" draw:stroke-dash="Dashed_20__28_var_29__20_59" svg:stroke-width="0cm" svg:stroke-color="#000080" draw:marker-start="" draw:marker-start-width="0.3cm" draw:marker-start-center="false" draw:marker-end="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8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8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fo:color="#00008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2" style:family="text">
      <style:text-properties fo:color="#00008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T3" style:family="text">
      <style:text-properties fo:color="#000080" style:text-outline="false" style:text-line-through-style="none" style:text-line-through-type="none" style:text-position="sub 58%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134cm" svg:y1="15.756cm" svg:x2="10.706cm" svg:y2="15.963cm">
            <text:p/>
          </draw:line>
          <draw:g>
            <draw:line draw:style-name="gr2" draw:text-style-name="P1" draw:layer="layout" svg:x1="9.09cm" svg:y1="15.713cm" svg:x2="9.177cm" svg:y2="15.799cm">
              <text:p/>
            </draw:line>
            <draw:line draw:style-name="gr3" draw:text-style-name="P1" draw:layer="layout" svg:x1="9.09cm" svg:y1="15.799cm" svg:x2="9.177cm" svg:y2="15.713cm">
              <text:p/>
            </draw:line>
          </draw:g>
          <draw:frame draw:style-name="gr4" draw:text-style-name="P3" draw:layer="layout" svg:width="0.223cm" svg:height="0.38cm" svg:x="9.19cm" svg:y="15.757cm">
            <draw:text-box>
              <text:p text:style-name="P2"><text:span text:style-name="T1">A</text:span></text:p>
            </draw:text-box>
          </draw:frame>
          <draw:frame draw:style-name="gr5" draw:text-style-name="P3" draw:layer="layout" svg:width="0.223cm" svg:height="0.38cm" svg:x="12.358cm" svg:y="15.831cm">
            <draw:text-box>
              <text:p text:style-name="P2"><text:span text:style-name="T1">B</text:span></text:p>
            </draw:text-box>
          </draw:frame>
          <draw:frame draw:style-name="gr6" draw:text-style-name="P3" draw:layer="layout" svg:width="0.103cm" svg:height="0.38cm" svg:x="10.75cm" svg:y="15.97cm">
            <draw:text-box>
              <text:p text:style-name="P2"><text:span text:style-name="T1">I</text:span></text:p>
            </draw:text-box>
          </draw:frame>
          <draw:line draw:style-name="gr7" draw:text-style-name="P1" draw:layer="layout" svg:x1="9.912cm" svg:y1="15.938cm" svg:x2="9.843cm" svg:y2="15.774cm">
            <text:p/>
          </draw:line>
          <draw:line draw:style-name="gr8" draw:text-style-name="P1" draw:layer="layout" svg:x1="9.971cm" svg:y1="15.944cm" svg:x2="9.902cm" svg:y2="15.781cm">
            <text:p/>
          </draw:line>
          <draw:line draw:style-name="gr9" draw:text-style-name="P1" draw:layer="layout" svg:x1="10.708cm" svg:y1="15.963cm" svg:x2="12.28cm" svg:y2="16.17cm">
            <text:p/>
          </draw:line>
          <draw:line draw:style-name="gr10" draw:text-style-name="P1" draw:layer="layout" svg:x1="11.487cm" svg:y1="16.142cm" svg:x2="11.418cm" svg:y2="15.985cm">
            <text:p/>
          </draw:line>
          <draw:line draw:style-name="gr11" draw:text-style-name="P1" draw:layer="layout" svg:x1="11.547cm" svg:y1="16.149cm" svg:x2="11.478cm" svg:y2="15.993cm">
            <text:p/>
          </draw:line>
          <draw:frame draw:style-name="gr12" draw:text-style-name="P3" draw:layer="layout" svg:width="0.225cm" svg:height="0.38cm" svg:x="10.893cm" svg:y="13.963cm">
            <draw:text-box>
              <text:p text:style-name="P2"><text:span text:style-name="T1">C</text:span></text:p>
            </draw:text-box>
          </draw:frame>
          <draw:line draw:style-name="gr13" draw:text-style-name="P1" draw:layer="layout" svg:x1="11.175cm" svg:y1="14.183cm" svg:x2="12.282cm" svg:y2="16.169cm">
            <text:p/>
          </draw:line>
          <draw:frame draw:style-name="gr14" draw:text-style-name="P3" draw:layer="layout" svg:width="0.103cm" svg:height="0.38cm" svg:x="11.487cm" svg:y="14.919cm">
            <draw:text-box>
              <text:p text:style-name="P2"><text:span text:style-name="T1">J</text:span></text:p>
            </draw:text-box>
          </draw:frame>
          <draw:frame draw:style-name="gr15" draw:text-style-name="P3" draw:layer="layout" svg:width="0.204cm" svg:height="0.38cm" svg:x="11.692cm" svg:y="15.448cm">
            <draw:text-box>
              <text:p text:style-name="P2"><text:span text:style-name="T1">P</text:span></text:p>
            </draw:text-box>
          </draw:frame>
          <draw:line draw:style-name="gr16" draw:text-style-name="P1" draw:layer="layout" svg:x1="11.395cm" svg:y1="14.777cm" svg:x2="11.505cm" svg:y2="14.594cm">
            <text:p/>
          </draw:line>
          <draw:line draw:style-name="gr17" draw:text-style-name="P1" draw:layer="layout" svg:x1="11.949cm" svg:y1="15.766cm" svg:x2="12.059cm" svg:y2="15.583cm">
            <text:p/>
          </draw:line>
          <draw:polyline draw:style-name="gr18" draw:text-style-name="P1" draw:layer="layout" svg:width="0.152cm" svg:height="0.234cm" svg:x="11.812cm" svg:y="15.092cm" svg:viewBox="0 0 153 235" draw:points="69,0 153,152 0,235">
            <text:p/>
          </draw:polyline>
          <draw:line draw:style-name="gr19" draw:text-style-name="P1" draw:layer="layout" svg:x1="12.557cm" svg:y1="14.741cm" svg:x2="10.072cm" svg:y2="16.081cm">
            <text:p/>
          </draw:line>
          <draw:frame draw:style-name="gr20" draw:text-style-name="P4" draw:layer="layout" svg:width="0.331cm" svg:height="0.479cm" svg:x="12.732cm" svg:y="14.949cm">
            <draw:text-box>
              <text:p text:style-name="P2"><text:span text:style-name="T2">d</text:span><text:span text:style-name="T3">3</text:span></text:p>
            </draw:text-box>
          </draw:frame>
          <draw:line draw:style-name="gr21" draw:text-style-name="P1" draw:layer="layout" svg:x1="11.217cm" svg:y1="13.974cm" svg:x2="10.635cm" svg:y2="16.289cm">
            <text:p/>
          </draw:line>
          <draw:frame draw:style-name="gr22" draw:text-style-name="P4" draw:layer="layout" svg:width="0.331cm" svg:height="0.479cm" svg:x="11.346cm" svg:y="13.924cm">
            <draw:text-box>
              <text:p text:style-name="P2"><text:span text:style-name="T2">d</text:span><text:span text:style-name="T3">1</text:span></text:p>
            </draw:text-box>
          </draw:frame>
          <draw:polyline draw:style-name="gr23" draw:text-style-name="P1" draw:layer="layout" svg:width="0.152cm" svg:height="0.234cm" svg:x="11.922cm" svg:y="15.296cm" svg:viewBox="0 0 153 235" draw:points="69,0 153,152 0,235">
            <text:p/>
          </draw:polyline>
          <draw:line draw:style-name="gr24" draw:text-style-name="P1" draw:layer="layout" svg:x1="12.639cm" svg:y1="14.947cm" svg:x2="10.308cm" svg:y2="16.204cm">
            <text:p/>
          </draw:line>
          <draw:frame draw:style-name="gr25" draw:text-style-name="P4" draw:layer="layout" svg:width="0.331cm" svg:height="0.479cm" svg:x="12.108cm" svg:y="14.324cm">
            <draw:text-box>
              <text:p text:style-name="P2"><text:span text:style-name="T2">d</text:span><text:span text:style-name="T3">2</text:span></text:p>
            </draw:text-box>
          </draw:frame>
          <draw:frame draw:name="DescriptionOOoTep" draw:style-name="gr26" draw:text-style-name="P5" draw:layer="layout" svg:width="0.004cm" svg:height="0.004cm" svg:x="9.092cm" svg:y="15.711cm">
            <draw:text-box>
              <text:p/>
            </draw:text-box>
            <svg:desc>@options;

@figure;
  A = point( -5.23 , -0.07 );
  B = point( 1.96 , -1.03 );
  sAB = segment( A , B );
  I = milieu( sAB );
  sAI = segment( A , I )  { // };
  sIB = segment( I , B )  { // };
  C = point( -0.57 , 3.57 )  { (0.23,-0.4) };
  sCB = segment( C , B );
  J = milieu( sCB )  { (-0.17,-0.97) };
  P = pointsur( sCB , 0.63 )  { (0.4,-0.27) };
  sCJ = segment( C , J )  { / };
  sJB = segment( J , B )  { / };
  d3 = perpendiculaire( J , sCB );
  perpIsAB = perpendiculaire( I , sAB )  { i };
  Q = pointsur( perpIsAB , 5.74 )  { i };
  d1 = droite( I , Q );
  d2 = perpendiculaire( P , sCB );

</svg:desc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2" draw:display-name="Dashed (var) 562" draw:style="rect" draw:dots1="1" draw:dots1-length="0.011cm" draw:dots2="1" draw:dots2-length="0.011cm" draw:distance="0.011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4" draw:display-name="Dashed (var) 564" draw:style="rect" draw:dots1="1" draw:dots1-length="0.011cm" draw:dots2="1" draw:dots2-length="0.011cm" draw:distance="0.01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6" draw:display-name="Dashed (var) 566" draw:style="rect" draw:dots1="1" draw:dots1-length="0.011cm" draw:dots2="1" draw:dots2-length="0.011cm" draw:distance="0.011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8" draw:display-name="Dashed (var) 568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59:06.687590548</meta:creation-date>
    <dc:date>2018-02-26T13:59:36.143236742</dc:date>
    <meta:editing-duration>PT29S</meta:editing-duration>
    <meta:editing-cycles>1</meta:editing-cycles>
    <meta:document-statistic meta:object-count="28"/>
    <meta:generator>LibreOffice/6.0.0.3$MacOSX_X86_64 LibreOffice_project/64a0f66915f38c6217de274f0aa8e15618924765</meta:generator>
  </office:meta>
</office:document-meta>
</file>